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6.59cm"/>
    </style:style>
    <style:style style:name="co4" style:family="table-column">
      <style:table-column-properties fo:break-before="auto" style:column-width="8.061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ff3399" fo:font-size="12pt" style:font-size-asian="12pt" style:font-size-complex="12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ff3399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AKE UP TIME</text:p>
          </table:table-cell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MEDITATION</text:p>
          </table:table-cell>
          <table:table-cell table:style-name="ce10" office:value-type="string" calcext:value-type="string">
            <text:p>READING A BOOK</text:p>
          </table:table-cell>
        </table:table-row>
        <table:table-row table:style-name="ro2">
          <table:table-cell table:style-name="ce2" office:value-type="date" office:date-value="2017-12-07" calcext:value-type="date">
            <text:p>43076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05:00 to 06:00</text:p>
          </table:table-cell>
          <table:table-cell table:style-name="ce6" office:value-type="string" calcext:value-type="string">
            <text:p>20 mins</text:p>
          </table:table-cell>
          <table:table-cell/>
        </table:table-row>
        <table:table-row table:style-name="ro2">
          <table:table-cell table:style-name="ce2" office:value-type="date" office:date-value="2017-12-08" calcext:value-type="date">
            <text:p>43077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05:00 to 06:00</text:p>
          </table:table-cell>
          <table:table-cell table:style-name="ce6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2" office:value-type="date" office:date-value="2017-12-09" calcext:value-type="date">
            <text:p>43078</text:p>
          </table:table-cell>
          <table:table-cell table:style-name="ce8" office:value-type="time" office:time-value="PT07H30M00S" calcext:value-type="time">
            <text:p>0.3125</text:p>
          </table:table-cell>
          <table:table-cell table:style-name="ce6" office:value-type="string" calcext:value-type="string">
            <text:p>----</text:p>
          </table:table-cell>
          <table:table-cell table:style-name="ce6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3" office:value-type="date" office:date-value="2017-12-10" calcext:value-type="date">
            <text:p>43079</text:p>
          </table:table-cell>
          <table:table-cell table:style-name="ce9" office:value-type="string" calcext:value-type="string" table:number-columns-spanned="3" table:number-rows-spanned="1">
            <text:p>HOLIDAY</text:p>
          </table:table-cell>
          <table:covered-table-cell table:number-columns-repeated="2" table:style-name="ce9"/>
          <table:table-cell table:style-name="ce11"/>
        </table:table-row>
        <table:table-row table:style-name="ro2">
          <table:table-cell table:style-name="ce4" office:value-type="date" office:date-value="2017-12-11" calcext:value-type="date">
            <text:p>43080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5 to 6</text:p>
          </table:table-cell>
          <table:table-cell table:style-name="ce6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4" office:value-type="date" office:date-value="2017-12-12" calcext:value-type="date">
            <text:p>43081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5 to 5:50</text:p>
          </table:table-cell>
          <table:table-cell table:style-name="ce6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4" office:value-type="date" office:date-value="2017-12-13" calcext:value-type="date">
            <text:p>43082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5 to 5:45</text:p>
          </table:table-cell>
          <table:table-cell table:style-name="ce6" office:value-type="string" calcext:value-type="string">
            <text:p>20 mins : 6 phase Meditation </text:p>
          </table:table-cell>
          <table:table-cell/>
        </table:table-row>
        <table:table-row table:style-name="ro2">
          <table:table-cell table:style-name="ce4" office:value-type="date" office:date-value="2017-12-14" calcext:value-type="date">
            <text:p>43083</text:p>
          </table:table-cell>
          <table:table-cell table:style-name="ce8" office:value-type="time" office:time-value="PT06H15M00S" calcext:value-type="time">
            <text:p>0.260416666666667</text:p>
          </table:table-cell>
          <table:table-cell table:style-name="ce6" office:value-type="string" calcext:value-type="string">
            <text:p>----</text:p>
          </table:table-cell>
          <table:table-cell table:style-name="ce6" office:value-type="string" calcext:value-type="string">
            <text:p>-----</text:p>
          </table:table-cell>
          <table:table-cell/>
        </table:table-row>
        <table:table-row table:style-name="ro2">
          <table:table-cell table:style-name="ce4" office:value-type="date" office:date-value="2017-12-15" calcext:value-type="date">
            <text:p>43084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5 to 6</text:p>
          </table:table-cell>
          <table:table-cell table:style-name="ce6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4" office:value-type="date" office:date-value="2017-12-16" calcext:value-type="date">
            <text:p>43085</text:p>
          </table:table-cell>
          <table:table-cell table:style-name="ce8" office:value-type="time" office:time-value="PT05H30M00S" calcext:value-type="time">
            <text:p>0.229166666666667</text:p>
          </table:table-cell>
          <table:table-cell table:style-name="ce6" office:value-type="string" calcext:value-type="string">
            <text:p>---</text:p>
          </table:table-cell>
          <table:table-cell table:style-name="ce6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5" office:value-type="date" office:date-value="2017-12-17" calcext:value-type="date">
            <text:p>43086</text:p>
          </table:table-cell>
          <table:table-cell table:style-name="ce8" office:value-type="time" office:time-value="PT07H30M00S" calcext:value-type="time">
            <text:p>0.3125</text:p>
          </table:table-cell>
          <table:table-cell table:style-name="ce9" office:value-type="string" calcext:value-type="string">
            <text:p>HOLIDAY</text:p>
          </table:table-cell>
          <table:table-cell table:style-name="ce6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2" office:value-type="date" office:date-value="2017-12-18" calcext:value-type="date">
            <text:p>43087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5 rounds Jogging</text:p>
          </table:table-cell>
          <table:table-cell table:style-name="ce6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2" office:value-type="date" office:date-value="2017-12-19" calcext:value-type="date">
            <text:p>43088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5 rounds Jogging</text:p>
          </table:table-cell>
          <table:table-cell table:style-name="ce6" office:value-type="string" calcext:value-type="string">
            <text:p>20 mins : 6 phase Meditation </text:p>
          </table:table-cell>
          <table:table-cell/>
        </table:table-row>
        <table:table-row table:style-name="ro2">
          <table:table-cell table:style-name="ce2" office:value-type="date" office:date-value="2017-12-20" calcext:value-type="date">
            <text:p>43089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5 rounds Jogging</text:p>
          </table:table-cell>
          <table:table-cell table:style-name="ce6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2" office:value-type="date" office:date-value="2017-12-21" calcext:value-type="date">
            <text:p>43090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5 rounds Jogging</text:p>
          </table:table-cell>
          <table:table-cell table:style-name="ce6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2" office:value-type="date" office:date-value="2017-12-22" calcext:value-type="date">
            <text:p>43091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5 rounds Jogging</text:p>
          </table:table-cell>
          <table:table-cell table:style-name="ce6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2" office:value-type="date" office:date-value="2017-12-23" calcext:value-type="date">
            <text:p>43092</text:p>
          </table:table-cell>
          <table:table-cell table:style-name="ce8" office:value-type="time" office:time-value="PT07H30M00S" calcext:value-type="time">
            <text:p>0.3125</text:p>
          </table:table-cell>
          <table:table-cell table:style-name="ce6" office:value-type="string" calcext:value-type="string">
            <text:p>---</text:p>
          </table:table-cell>
          <table:table-cell table:style-name="ce6" office:value-type="string" calcext:value-type="string">
            <text:p>20 mins : 6 phase Meditation</text:p>
          </table:table-cell>
          <table:table-cell/>
        </table:table-row>
        <table:table-row table:style-name="ro2">
          <table:table-cell table:style-name="ce3" office:value-type="date" office:date-value="2017-12-24" calcext:value-type="date">
            <text:p>43093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5 km bescom walk </text:p>
          </table:table-cell>
          <table:table-cell table:style-name="ce6" office:value-type="string" calcext:value-type="string">
            <text:p>----</text:p>
          </table:table-cell>
          <table:table-cell/>
        </table:table-row>
        <table:table-row table:style-name="ro2">
          <table:table-cell table:style-name="ce2" office:value-type="date" office:date-value="2017-12-25" calcext:value-type="date">
            <text:p>43094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---</text:p>
          </table:table-cell>
          <table:table-cell table:style-name="ce6" office:value-type="string" calcext:value-type="string">
            <text:p>15 mins : concentartion on breath</text:p>
          </table:table-cell>
          <table:table-cell/>
        </table:table-row>
        <table:table-row table:style-name="ro2">
          <table:table-cell table:style-name="ce2" office:value-type="date" office:date-value="2017-12-26" calcext:value-type="date">
            <text:p>43095</text:p>
          </table:table-cell>
          <table:table-cell table:style-name="ce8" office:value-type="time" office:time-value="PT04H30M00S" calcext:value-type="time">
            <text:p>0.1875</text:p>
          </table:table-cell>
          <table:table-cell table:style-name="ce6" office:value-type="string" calcext:value-type="string">
            <text:p>5 rounds Jogging</text:p>
          </table:table-cell>
          <table:table-cell table:style-name="ce6" office:value-type="string" calcext:value-type="string">
            <text:p>15 mins : concentartion on breath</text:p>
          </table:table-cell>
          <table:table-cell/>
        </table:table-row>
        <table:table-row table:style-name="ro2">
          <table:table-cell table:style-name="ce2" office:value-type="date" office:date-value="2017-12-27" calcext:value-type="date">
            <text:p>43096</text:p>
          </table:table-cell>
          <table:table-cell table:style-name="ce6" table:number-columns-repeated="3"/>
          <table:table-cell/>
        </table:table-row>
        <table:table-row table:style-name="ro2">
          <table:table-cell table:style-name="ce2" office:value-type="date" office:date-value="2017-12-28" calcext:value-type="date">
            <text:p>43097</text:p>
          </table:table-cell>
          <table:table-cell table:style-name="ce6" table:number-columns-repeated="3"/>
          <table:table-cell/>
        </table:table-row>
        <table:table-row table:style-name="ro2">
          <table:table-cell table:style-name="ce2" office:value-type="date" office:date-value="2017-12-29" calcext:value-type="date">
            <text:p>43098</text:p>
          </table:table-cell>
          <table:table-cell table:style-name="ce6" table:number-columns-repeated="3"/>
          <table:table-cell/>
        </table:table-row>
        <table:table-row table:style-name="ro2">
          <table:table-cell table:style-name="ce2" office:value-type="date" office:date-value="2017-12-30" calcext:value-type="date">
            <text:p>43099</text:p>
          </table:table-cell>
          <table:table-cell table:style-name="ce6" table:number-columns-repeated="3"/>
          <table:table-cell/>
        </table:table-row>
        <table:table-row table:style-name="ro2">
          <table:table-cell table:style-name="ce2" office:value-type="date" office:date-value="2017-12-31" calcext:value-type="date">
            <text:p>43100</text:p>
          </table:table-cell>
          <table:table-cell table:style-name="ce6" table:number-columns-repeated="3"/>
          <table:table-cell/>
        </table:table-row>
        <table:table-row table:style-name="ro2">
          <table:table-cell table:style-name="ce2" office:value-type="date" office:date-value="2018-01-01" calcext:value-type="date">
            <text:p>43101</text:p>
          </table:table-cell>
          <table:table-cell table:style-name="ce6" table:number-columns-repeated="3"/>
          <table:table-cell/>
        </table:table-row>
        <table:table-row table:style-name="ro2">
          <table:table-cell table:style-name="ce2" office:value-type="date" office:date-value="2018-01-02" calcext:value-type="date">
            <text:p>43102</text:p>
          </table:table-cell>
          <table:table-cell table:style-name="ce6" table:number-columns-repeated="3"/>
          <table:table-cell/>
        </table:table-row>
        <table:table-row table:style-name="ro2">
          <table:table-cell table:style-name="ce2" office:value-type="date" office:date-value="2018-01-03" calcext:value-type="date">
            <text:p>43103</text:p>
          </table:table-cell>
          <table:table-cell table:style-name="ce6" table:number-columns-repeated="3"/>
          <table:table-cell/>
        </table:table-row>
        <table:table-row table:style-name="ro2">
          <table:table-cell table:style-name="ce2" office:value-type="date" office:date-value="2018-01-04" calcext:value-type="date">
            <text:p>43104</text:p>
          </table:table-cell>
          <table:table-cell table:style-name="ce6" table:number-columns-repeated="3"/>
          <table:table-cell/>
        </table:table-row>
        <table:table-row table:style-name="ro2">
          <table:table-cell table:style-name="ce2" office:value-type="date" office:date-value="2018-01-05" calcext:value-type="date">
            <text:p>43105</text:p>
          </table:table-cell>
          <table:table-cell table:style-name="ce6" table:number-columns-repeated="3"/>
          <table:table-cell/>
        </table:table-row>
        <table:table-row table:style-name="ro2" table:number-rows-repeated="3">
          <table:table-cell table:style-name="ce6" table:number-columns-repeated="4"/>
          <table:table-cell/>
        </table:table-row>
        <table:table-row table:style-name="ro3" table:number-rows-repeated="492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0:33:17.156001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katesh </meta:initial-creator>
    <meta:creation-date>2017-12-07T07:26:44.250202208</meta:creation-date>
    <meta:generator>LibreOffice/4.2.3.3$Linux_X86_64 LibreOffice_project/420m0$Build-3</meta:generator>
    <dc:date>2017-12-26T10:34:08.237364662</dc:date>
    <dc:creator>venkatesh </dc:creator>
    <meta:editing-duration>PT14M42S</meta:editing-duration>
    <meta:editing-cycles>86</meta:editing-cycles>
    <meta:document-statistic meta:table-count="1" meta:cell-count="93" meta:object-count="0"/>
  </office:meta>
</office:document-meta>
</file>